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GE-UN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45609014" calcext:value-type="float">
            <text:p>45609014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123112991" calcext:value-type="float">
            <text:p>123112991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81540850" calcext:value-type="float">
            <text:p>81540850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73702104" calcext:value-type="float">
            <text:p>7370210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362493097" calcext:value-type="float">
            <text:p>362493097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47906822321" calcext:value-type="float">
            <text:p>47906822321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96730409" calcext:value-type="float">
            <text:p>96730409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6876531841" calcext:value-type="float">
            <text:p>16876531841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58854688" calcext:value-type="float">
            <text:p>58854688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45935297217" calcext:value-type="float">
            <text:p>45935297217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46125686" calcext:value-type="float">
            <text:p>46125686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6755425156" calcext:value-type="float">
            <text:p>16755425156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24698217" calcext:value-type="float">
            <text:p>124698217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45805798057" calcext:value-type="float">
            <text:p>45805798057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79085610" calcext:value-type="float">
            <text:p>79085610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6950610585" calcext:value-type="float">
            <text:p>1695061058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27622416" calcext:value-type="float">
            <text:p>27622416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3235403636" calcext:value-type="float">
            <text:p>5323540363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44890449" calcext:value-type="float">
            <text:p>44890449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7069011624" calcext:value-type="float">
            <text:p>17069011624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303024" calcext:value-type="float">
            <text:p>0,303024</text:p>
          </table:table-cell>
          <table:table-cell table:formula="of:=([.C3]+[.C4]+[.C5]+[.C6]+[.C7])/5" office:value-type="float" office:value="493" calcext:value-type="float">
            <text:p>493</text:p>
          </table:table-cell>
          <table:table-cell table:formula="of:=([.D3]+[.D4]+[.D5]+[.D6]+[.D7])/5" office:value-type="float" office:value="0.432888" calcext:value-type="float">
            <text:p>0,432888</text:p>
          </table:table-cell>
          <table:table-cell table:style-name="ce1" table:formula="of:=([.E3]+[.E4]+[.E5]+[.E6]+[.E7])/5" office:value-type="float" office:value="123855486.4" calcext:value-type="float">
            <text:p>123855486,4</text:p>
          </table:table-cell>
          <table:table-cell table:formula="of:=([.F3]+[.F4]+[.F5]+[.F6]+[.F7])/5" office:value-type="float" office:value="7.49695" calcext:value-type="float">
            <text:p>7,49695</text:p>
          </table:table-cell>
          <table:table-cell table:formula="of:=([.G3]+[.G4]+[.G5]+[.G6]+[.G7])/5" office:value-type="float" office:value="1836" calcext:value-type="float">
            <text:p>1836</text:p>
          </table:table-cell>
          <table:table-cell table:formula="of:=([.H3]+[.H4]+[.H5]+[.H6]+[.H7])/5" office:value-type="float" office:value="9.97825" calcext:value-type="float">
            <text:p>9,97825</text:p>
          </table:table-cell>
          <table:table-cell table:style-name="ce1" table:formula="of:=([.I3]+[.I4]+[.I5]+[.I6]+[.I7])/5" office:value-type="float" office:value="38601286844.4" calcext:value-type="float">
            <text:p>38601286844,4</text:p>
          </table:table-cell>
          <table:table-cell table:formula="of:=([.J3]+[.J4]+[.J5]+[.J6]+[.J7])/5" office:value-type="float" office:value="0.414587" calcext:value-type="float">
            <text:p>0,414587</text:p>
          </table:table-cell>
          <table:table-cell table:formula="of:=([.K3]+[.K4]+[.K5]+[.K6]+[.K7])/5" office:value-type="float" office:value="502" calcext:value-type="float">
            <text:p>502</text:p>
          </table:table-cell>
          <table:table-cell table:formula="of:=([.L3]+[.L4]+[.L5]+[.L6]+[.L7])/5" office:value-type="float" office:value="0.597759" calcext:value-type="float">
            <text:p>0,597759</text:p>
          </table:table-cell>
          <table:table-cell table:style-name="ce1" table:formula="of:=([.M3]+[.M4]+[.M5]+[.M6]+[.M7])/5" office:value-type="float" office:value="69674600.8" calcext:value-type="float">
            <text:p>69674600,8</text:p>
          </table:table-cell>
          <table:table-cell table:formula="of:=([.N3]+[.N4]+[.N5]+[.N6]+[.N7])/5" office:value-type="float" office:value="2.01767" calcext:value-type="float">
            <text:p>2,01767</text:p>
          </table:table-cell>
          <table:table-cell table:formula="of:=([.O3]+[.O4]+[.O5]+[.O6]+[.O7])/5" office:value-type="float" office:value="1182" calcext:value-type="float">
            <text:p>1182</text:p>
          </table:table-cell>
          <table:table-cell table:formula="of:=([.P3]+[.P4]+[.P5]+[.P6]+[.P7])/5" office:value-type="float" office:value="2.99427" calcext:value-type="float">
            <text:p>2,99427</text:p>
          </table:table-cell>
          <table:table-cell table:style-name="ce1" table:formula="of:=([.Q3]+[.Q4]+[.Q5]+[.Q6]+[.Q7])/5" office:value-type="float" office:value="13545056262" calcext:value-type="float">
            <text:p>13545056262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59081940" calcext:value-type="float">
            <text:p>59081940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146409576" calcext:value-type="float">
            <text:p>146409576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46229027" calcext:value-type="float">
            <text:p>46229027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229028995" calcext:value-type="float">
            <text:p>22902899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28221996" calcext:value-type="float">
            <text:p>28221996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143750154" calcext:value-type="float">
            <text:p>143750154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29161382" calcext:value-type="float">
            <text:p>29161382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7008445588" calcext:value-type="float">
            <text:p>1700844558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579833209" calcext:value-type="float">
            <text:p>1579833209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138280302" calcext:value-type="float">
            <text:p>138280302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63136307" calcext:value-type="float">
            <text:p>63136307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306163492" calcext:value-type="float">
            <text:p>30616349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58673534" calcext:value-type="float">
            <text:p>158673534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3471010990" calcext:value-type="float">
            <text:p>53471010990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65344309" calcext:value-type="float">
            <text:p>165344309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6988565281" calcext:value-type="float">
            <text:p>1698856528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330664671" calcext:value-type="float">
            <text:p>330664671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1706869160" calcext:value-type="float">
            <text:p>51706869160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98666061" calcext:value-type="float">
            <text:p>98666061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6917224243" calcext:value-type="float">
            <text:p>1691722424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303472" calcext:value-type="float">
            <text:p>0,303472</text:p>
          </table:table-cell>
          <table:table-cell table:formula="of:=([.C10]+[.C11]+[.C12]+[.C13]+[.C14])/5" office:value-type="float" office:value="492" calcext:value-type="float">
            <text:p>492</text:p>
          </table:table-cell>
          <table:table-cell table:formula="of:=([.D10]+[.D11]+[.D12]+[.D13]+[.D14])/5" office:value-type="float" office:value="0.437089" calcext:value-type="float">
            <text:p>0,437089</text:p>
          </table:table-cell>
          <table:table-cell table:style-name="ce1" table:formula="of:=([.E10]+[.E11]+[.E12]+[.E13]+[.E14])/5" office:value-type="float" office:value="431295070" calcext:value-type="float">
            <text:p>431295070</text:p>
          </table:table-cell>
          <table:table-cell table:formula="of:=([.F10]+[.F11]+[.F12]+[.F13]+[.F14])/5" office:value-type="float" office:value="7.5041" calcext:value-type="float">
            <text:p>7,5041</text:p>
          </table:table-cell>
          <table:table-cell table:formula="of:=([.G10]+[.G11]+[.G12]+[.G13]+[.G14])/5" office:value-type="float" office:value="1793" calcext:value-type="float">
            <text:p>1793</text:p>
          </table:table-cell>
          <table:table-cell table:formula="of:=([.H10]+[.H11]+[.H12]+[.H13]+[.H14])/5" office:value-type="float" office:value="9.93699" calcext:value-type="float">
            <text:p>9,93699</text:p>
          </table:table-cell>
          <table:table-cell table:style-name="ce1" table:formula="of:=([.I10]+[.I11]+[.I12]+[.I13]+[.I14])/5" office:value-type="float" office:value="21121264036.4" calcext:value-type="float">
            <text:p>21121264036,4</text:p>
          </table:table-cell>
          <table:table-cell table:formula="of:=([.J10]+[.J11]+[.J12]+[.J13]+[.J14])/5" office:value-type="float" office:value="0.406012" calcext:value-type="float">
            <text:p>0,406012</text:p>
          </table:table-cell>
          <table:table-cell table:formula="of:=([.K10]+[.K11]+[.K12]+[.K13]+[.K14])/5" office:value-type="float" office:value="488" calcext:value-type="float">
            <text:p>488</text:p>
          </table:table-cell>
          <table:table-cell table:formula="of:=([.L10]+[.L11]+[.L12]+[.L13]+[.L14])/5" office:value-type="float" office:value="0.572615" calcext:value-type="float">
            <text:p>0,572615</text:p>
          </table:table-cell>
          <table:table-cell table:style-name="ce1" table:formula="of:=([.M10]+[.M11]+[.M12]+[.M13]+[.M14])/5" office:value-type="float" office:value="80507417.2" calcext:value-type="float">
            <text:p>80507417,2</text:p>
          </table:table-cell>
          <table:table-cell table:formula="of:=([.N10]+[.N11]+[.N12]+[.N13]+[.N14])/5" office:value-type="float" office:value="1.97012" calcext:value-type="float">
            <text:p>1,97012</text:p>
          </table:table-cell>
          <table:table-cell table:formula="of:=([.O10]+[.O11]+[.O12]+[.O13]+[.O14])/5" office:value-type="float" office:value="1163" calcext:value-type="float">
            <text:p>1163</text:p>
          </table:table-cell>
          <table:table-cell table:formula="of:=([.P10]+[.P11]+[.P12]+[.P13]+[.P14])/5" office:value-type="float" office:value="2.96778" calcext:value-type="float">
            <text:p>2,96778</text:p>
          </table:table-cell>
          <table:table-cell table:style-name="ce1" table:formula="of:=([.Q10]+[.Q11]+[.Q12]+[.Q13]+[.Q14])/5" office:value-type="float" office:value="10289885519.8" calcext:value-type="float">
            <text:p>10289885519,8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25799444" calcext:value-type="float">
            <text:p>2579944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129287321" calcext:value-type="float">
            <text:p>129287321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466462080" calcext:value-type="float">
            <text:p>466462080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43990909" calcext:value-type="float">
            <text:p>4399090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27412274" calcext:value-type="float">
            <text:p>2741227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1034108882" calcext:value-type="float">
            <text:p>5103410888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45685534" calcext:value-type="float">
            <text:p>45685534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43722744" calcext:value-type="float">
            <text:p>43722744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252907727" calcext:value-type="float">
            <text:p>252907727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381122096" calcext:value-type="float">
            <text:p>381122096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9549044" calcext:value-type="float">
            <text:p>29549044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041410517" calcext:value-type="float">
            <text:p>17041410517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531673993" calcext:value-type="float">
            <text:p>1531673993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1921467130" calcext:value-type="float">
            <text:p>51921467130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68912612" calcext:value-type="float">
            <text:p>268912612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084406957" calcext:value-type="float">
            <text:p>17084406957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25918250" calcext:value-type="float">
            <text:p>25918250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1365601879" calcext:value-type="float">
            <text:p>51365601879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33018660" calcext:value-type="float">
            <text:p>133018660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119188142" calcext:value-type="float">
            <text:p>17119188142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307421" calcext:value-type="float">
            <text:p>0,307421</text:p>
          </table:table-cell>
          <table:table-cell table:formula="of:=([.C17]+[.C18]+[.C19]+[.C20]+[.C21])/5" office:value-type="float" office:value="511" calcext:value-type="float">
            <text:p>511</text:p>
          </table:table-cell>
          <table:table-cell table:formula="of:=([.D17]+[.D18]+[.D19]+[.D20]+[.D21])/5" office:value-type="float" office:value="0.446538" calcext:value-type="float">
            <text:p>0,446538</text:p>
          </table:table-cell>
          <table:table-cell table:style-name="ce1" table:formula="of:=([.E17]+[.E18]+[.E19]+[.E20]+[.E21])/5" office:value-type="float" office:value="372742337.6" calcext:value-type="float">
            <text:p>372742337,6</text:p>
          </table:table-cell>
          <table:table-cell table:formula="of:=([.F17]+[.F18]+[.F19]+[.F20]+[.F21])/5" office:value-type="float" office:value="7.41058" calcext:value-type="float">
            <text:p>7,41058</text:p>
          </table:table-cell>
          <table:table-cell table:formula="of:=([.G17]+[.G18]+[.G19]+[.G20]+[.G21])/5" office:value-type="float" office:value="1841" calcext:value-type="float">
            <text:p>1841</text:p>
          </table:table-cell>
          <table:table-cell table:formula="of:=([.H17]+[.H18]+[.H19]+[.H20]+[.H21])/5" office:value-type="float" office:value="9.86718" calcext:value-type="float">
            <text:p>9,86718</text:p>
          </table:table-cell>
          <table:table-cell table:style-name="ce1" table:formula="of:=([.I17]+[.I18]+[.I19]+[.I20]+[.I21])/5" office:value-type="float" office:value="30966317461.6" calcext:value-type="float">
            <text:p>30966317461,6</text:p>
          </table:table-cell>
          <table:table-cell table:formula="of:=([.J17]+[.J18]+[.J19]+[.J20]+[.J21])/5" office:value-type="float" office:value="0.410263" calcext:value-type="float">
            <text:p>0,410263</text:p>
          </table:table-cell>
          <table:table-cell table:formula="of:=([.K17]+[.K18]+[.K19]+[.K20]+[.K21])/5" office:value-type="float" office:value="483" calcext:value-type="float">
            <text:p>483</text:p>
          </table:table-cell>
          <table:table-cell table:formula="of:=([.L17]+[.L18]+[.L19]+[.L20]+[.L21])/5" office:value-type="float" office:value="0.574779" calcext:value-type="float">
            <text:p>0,574779</text:p>
          </table:table-cell>
          <table:table-cell table:style-name="ce1" table:formula="of:=([.M17]+[.M18]+[.M19]+[.M20]+[.M21])/5" office:value-type="float" office:value="188725586" calcext:value-type="float">
            <text:p>188725586</text:p>
          </table:table-cell>
          <table:table-cell table:formula="of:=([.N17]+[.N18]+[.N19]+[.N20]+[.N21])/5" office:value-type="float" office:value="2.03003" calcext:value-type="float">
            <text:p>2,03003</text:p>
          </table:table-cell>
          <table:table-cell table:formula="of:=([.O17]+[.O18]+[.O19]+[.O20]+[.O21])/5" office:value-type="float" office:value="1154" calcext:value-type="float">
            <text:p>1154</text:p>
          </table:table-cell>
          <table:table-cell table:formula="of:=([.P17]+[.P18]+[.P19]+[.P20]+[.P21])/5" office:value-type="float" office:value="2.99215" calcext:value-type="float">
            <text:p>2,99215</text:p>
          </table:table-cell>
          <table:table-cell table:style-name="ce1" table:formula="of:=([.Q17]+[.Q18]+[.Q19]+[.Q20]+[.Q21])/5" office:value-type="float" office:value="10266543853.8" calcext:value-type="float">
            <text:p>10266543853,8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61068236" calcext:value-type="float">
            <text:p>61068236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1637248589" calcext:value-type="float">
            <text:p>51637248589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8686128" calcext:value-type="float">
            <text:p>2868612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139556481" calcext:value-type="float">
            <text:p>1713955648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239761647" calcext:value-type="float">
            <text:p>239761647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139309839" calcext:value-type="float">
            <text:p>139309839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213524" calcext:value-type="float">
            <text:p>29213524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055162017" calcext:value-type="float">
            <text:p>1705516201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776156870" calcext:value-type="float">
            <text:p>776156870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1529804852" calcext:value-type="float">
            <text:p>5152980485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538632" calcext:value-type="float">
            <text:p>29538632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094413408" calcext:value-type="float">
            <text:p>17094413408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27835979" calcext:value-type="float">
            <text:p>27835979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1097277193" calcext:value-type="float">
            <text:p>51097277193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1269025883" calcext:value-type="float">
            <text:p>11269025883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011580856" calcext:value-type="float">
            <text:p>1701158085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479311746" calcext:value-type="float">
            <text:p>479311746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1322034278" calcext:value-type="float">
            <text:p>51322034278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41812524" calcext:value-type="float">
            <text:p>41812524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090601339" calcext:value-type="float">
            <text:p>1709060133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301678" calcext:value-type="float">
            <text:p>0,301678</text:p>
          </table:table-cell>
          <table:table-cell table:formula="of:=([.C24]+[.C25]+[.C26]+[.C27]+[.C28])/5" office:value-type="float" office:value="494" calcext:value-type="float">
            <text:p>494</text:p>
          </table:table-cell>
          <table:table-cell table:formula="of:=([.D24]+[.D25]+[.D26]+[.D27]+[.D28])/5" office:value-type="float" office:value="0.423491" calcext:value-type="float">
            <text:p>0,423491</text:p>
          </table:table-cell>
          <table:table-cell table:style-name="ce1" table:formula="of:=([.E24]+[.E25]+[.E26]+[.E27]+[.E28])/5" office:value-type="float" office:value="316826895.6" calcext:value-type="float">
            <text:p>316826895,6</text:p>
          </table:table-cell>
          <table:table-cell table:formula="of:=([.F24]+[.F25]+[.F26]+[.F27]+[.F28])/5" office:value-type="float" office:value="7.52091" calcext:value-type="float">
            <text:p>7,52091</text:p>
          </table:table-cell>
          <table:table-cell table:formula="of:=([.G24]+[.G25]+[.G26]+[.G27]+[.G28])/5" office:value-type="float" office:value="1810" calcext:value-type="float">
            <text:p>1810</text:p>
          </table:table-cell>
          <table:table-cell table:formula="of:=([.H24]+[.H25]+[.H26]+[.H27]+[.H28])/5" office:value-type="float" office:value="9.98039" calcext:value-type="float">
            <text:p>9,98039</text:p>
          </table:table-cell>
          <table:table-cell table:style-name="ce1" table:formula="of:=([.I24]+[.I25]+[.I26]+[.I27]+[.I28])/5" office:value-type="float" office:value="41145134950.2" calcext:value-type="float">
            <text:p>41145134950,2</text:p>
          </table:table-cell>
          <table:table-cell table:formula="of:=([.J24]+[.J25]+[.J26]+[.J27]+[.J28])/5" office:value-type="float" office:value="0.409941" calcext:value-type="float">
            <text:p>0,409941</text:p>
          </table:table-cell>
          <table:table-cell table:formula="of:=([.K24]+[.K25]+[.K26]+[.K27]+[.K28])/5" office:value-type="float" office:value="477" calcext:value-type="float">
            <text:p>477</text:p>
          </table:table-cell>
          <table:table-cell table:formula="of:=([.L24]+[.L25]+[.L26]+[.L27]+[.L28])/5" office:value-type="float" office:value="0.568427" calcext:value-type="float">
            <text:p>0,568427</text:p>
          </table:table-cell>
          <table:table-cell table:style-name="ce1" table:formula="of:=([.M24]+[.M25]+[.M26]+[.M27]+[.M28])/5" office:value-type="float" office:value="2279655338.2" calcext:value-type="float">
            <text:p>2279655338,2</text:p>
          </table:table-cell>
          <table:table-cell table:formula="of:=([.N24]+[.N25]+[.N26]+[.N27]+[.N28])/5" office:value-type="float" office:value="1.96858" calcext:value-type="float">
            <text:p>1,96858</text:p>
          </table:table-cell>
          <table:table-cell table:formula="of:=([.O24]+[.O25]+[.O26]+[.O27]+[.O28])/5" office:value-type="float" office:value="1137" calcext:value-type="float">
            <text:p>1137</text:p>
          </table:table-cell>
          <table:table-cell table:formula="of:=([.P24]+[.P25]+[.P26]+[.P27]+[.P28])/5" office:value-type="float" office:value="2.97794" calcext:value-type="float">
            <text:p>2,97794</text:p>
          </table:table-cell>
          <table:table-cell table:style-name="ce1" table:formula="of:=([.Q24]+[.Q25]+[.Q26]+[.Q27]+[.Q28])/5" office:value-type="float" office:value="17078262820.2" calcext:value-type="float">
            <text:p>17078262820,2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371978248" calcext:value-type="float">
            <text:p>371978248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130085566" calcext:value-type="float">
            <text:p>13008556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83670195" calcext:value-type="float">
            <text:p>83670195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125921139" calcext:value-type="float">
            <text:p>17125921139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25523995" calcext:value-type="float">
            <text:p>125523995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130318973" calcext:value-type="float">
            <text:p>13031897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47641436" calcext:value-type="float">
            <text:p>47641436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159447348" calcext:value-type="float">
            <text:p>1715944734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59495971" calcext:value-type="float">
            <text:p>159495971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130940938" calcext:value-type="float">
            <text:p>13094093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426349242" calcext:value-type="float">
            <text:p>426349242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97364582" calcext:value-type="float">
            <text:p>9736458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45507872" calcext:value-type="float">
            <text:p>4550787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1262049978" calcext:value-type="float">
            <text:p>5126204997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26258810" calcext:value-type="float">
            <text:p>26258810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45084176" calcext:value-type="float">
            <text:p>4508417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27462271" calcext:value-type="float">
            <text:p>27462271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1894988553" calcext:value-type="float">
            <text:p>5189498855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578556891" calcext:value-type="float">
            <text:p>578556891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393233975" calcext:value-type="float">
            <text:p>17393233975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9106" calcext:value-type="float">
            <text:p>0,299106</text:p>
          </table:table-cell>
          <table:table-cell table:style-name="ce9" table:formula="of:=([.C31]+[.C32]+[.C33]+[.C34]+[.C35])/5" office:value-type="float" office:value="498" calcext:value-type="float">
            <text:p>498</text:p>
          </table:table-cell>
          <table:table-cell table:style-name="ce9" table:formula="of:=([.D31]+[.D32]+[.D33]+[.D34]+[.D35])/5" office:value-type="float" office:value="0.418629" calcext:value-type="float">
            <text:p>0,418629</text:p>
          </table:table-cell>
          <table:table-cell table:style-name="ce2" table:formula="of:=([.E31]+[.E32]+[.E33]+[.E34]+[.E35])/5" office:value-type="float" office:value="145993671.4" calcext:value-type="float">
            <text:p>145993671,4</text:p>
          </table:table-cell>
          <table:table-cell table:style-name="ce9" table:formula="of:=([.F31]+[.F32]+[.F33]+[.F34]+[.F35])/5" office:value-type="float" office:value="7.48729" calcext:value-type="float">
            <text:p>7,48729</text:p>
          </table:table-cell>
          <table:table-cell table:style-name="ce9" table:formula="of:=([.G31]+[.G32]+[.G33]+[.G34]+[.G35])/5" office:value-type="float" office:value="1809" calcext:value-type="float">
            <text:p>1809</text:p>
          </table:table-cell>
          <table:table-cell table:style-name="ce9" table:formula="of:=([.H31]+[.H32]+[.H33]+[.H34]+[.H35])/5" office:value-type="float" office:value="9.92174" calcext:value-type="float">
            <text:p>9,92174</text:p>
          </table:table-cell>
          <table:table-cell table:style-name="ce2" table:formula="of:=([.I31]+[.I32]+[.I33]+[.I34]+[.I35])/5" office:value-type="float" office:value="20709676801.6" calcext:value-type="float">
            <text:p>20709676801,6</text:p>
          </table:table-cell>
          <table:table-cell table:style-name="ce9" table:formula="of:=([.J31]+[.J32]+[.J33]+[.J34]+[.J35])/5" office:value-type="float" office:value="0.409214" calcext:value-type="float">
            <text:p>0,409214</text:p>
          </table:table-cell>
          <table:table-cell table:style-name="ce9" table:formula="of:=([.K31]+[.K32]+[.K33]+[.K34]+[.K35])/5" office:value-type="float" office:value="487" calcext:value-type="float">
            <text:p>487</text:p>
          </table:table-cell>
          <table:table-cell table:style-name="ce9" table:formula="of:=([.L31]+[.L32]+[.L33]+[.L34]+[.L35])/5" office:value-type="float" office:value="0.570157" calcext:value-type="float">
            <text:p>0,570157</text:p>
          </table:table-cell>
          <table:table-cell table:style-name="ce2" table:formula="of:=([.M31]+[.M32]+[.M33]+[.M34]+[.M35])/5" office:value-type="float" office:value="232495314.8" calcext:value-type="float">
            <text:p>232495314,8</text:p>
          </table:table-cell>
          <table:table-cell table:style-name="ce9" table:formula="of:=([.N31]+[.N32]+[.N33]+[.N34]+[.N35])/5" office:value-type="float" office:value="2.02306" calcext:value-type="float">
            <text:p>2,02306</text:p>
          </table:table-cell>
          <table:table-cell table:style-name="ce9" table:formula="of:=([.O31]+[.O32]+[.O33]+[.O34]+[.O35])/5" office:value-type="float" office:value="1129" calcext:value-type="float">
            <text:p>1129</text:p>
          </table:table-cell>
          <table:table-cell table:style-name="ce9" table:formula="of:=([.P31]+[.P32]+[.P33]+[.P34]+[.P35])/5" office:value-type="float" office:value="2.97095" calcext:value-type="float">
            <text:p>2,97095</text:p>
          </table:table-cell>
          <table:table-cell table:style-name="ce2" table:formula="of:=([.Q31]+[.Q32]+[.Q33]+[.Q34]+[.Q35])/5" office:value-type="float" office:value="10364210244" calcext:value-type="float">
            <text:p>10364210244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84175396" calcext:value-type="float">
            <text:p>84175396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151844119" calcext:value-type="float">
            <text:p>151844119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249362116" calcext:value-type="float">
            <text:p>249362116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84941292" calcext:value-type="float">
            <text:p>84941292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00849679" calcext:value-type="float">
            <text:p>100849679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3693913012" calcext:value-type="float">
            <text:p>3693913012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84299105" calcext:value-type="float">
            <text:p>84299105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82533613" calcext:value-type="float">
            <text:p>8253361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49971798" calcext:value-type="float">
            <text:p>49971798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57587558258" calcext:value-type="float">
            <text:p>5758755825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37573041" calcext:value-type="float">
            <text:p>1137573041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300419858" calcext:value-type="float">
            <text:p>30041985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301429966" calcext:value-type="float">
            <text:p>301429966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147676576" calcext:value-type="float">
            <text:p>14767657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46473341" calcext:value-type="float">
            <text:p>46473341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113253666" calcext:value-type="float">
            <text:p>113253666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86061895" calcext:value-type="float">
            <text:p>86061895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57869020545" calcext:value-type="float">
            <text:p>57869020545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28543916" calcext:value-type="float">
            <text:p>28543916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09360598" calcext:value-type="float">
            <text:p>20936059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303024" calcext:value-type="float">
            <text:p>0,303024</text:p>
          </table:table-cell>
          <table:table-cell table:formula="of:=([.C38]+[.C39]+[.C40]+[.C41]+[.C42])/5" office:value-type="float" office:value="1004" calcext:value-type="float">
            <text:p>1004</text:p>
          </table:table-cell>
          <table:table-cell table:formula="of:=([.D38]+[.D39]+[.D40]+[.D41]+[.D42])/5" office:value-type="float" office:value="0.44352" calcext:value-type="float">
            <text:p>0,44352</text:p>
          </table:table-cell>
          <table:table-cell table:style-name="ce1" table:formula="of:=([.E38]+[.E39]+[.E40]+[.E41]+[.E42])/5" office:value-type="float" office:value="124497746.8" calcext:value-type="float">
            <text:p>124497746,8</text:p>
          </table:table-cell>
          <table:table-cell table:formula="of:=([.F38]+[.F39]+[.F40]+[.F41]+[.F42])/5" office:value-type="float" office:value="7.47735" calcext:value-type="float">
            <text:p>7,47735</text:p>
          </table:table-cell>
          <table:table-cell table:formula="of:=([.G38]+[.G39]+[.G40]+[.G41]+[.G42])/5" office:value-type="float" office:value="3612" calcext:value-type="float">
            <text:p>3612</text:p>
          </table:table-cell>
          <table:table-cell table:formula="of:=([.H38]+[.H39]+[.H40]+[.H41]+[.H42])/5" office:value-type="float" office:value="9.95384" calcext:value-type="float">
            <text:p>9,95384</text:p>
          </table:table-cell>
          <table:table-cell table:style-name="ce1" table:formula="of:=([.I38]+[.I39]+[.I40]+[.I41]+[.I42])/5" office:value-type="float" office:value="23890002502" calcext:value-type="float">
            <text:p>23890002502</text:p>
          </table:table-cell>
          <table:table-cell table:formula="of:=([.J38]+[.J39]+[.J40]+[.J41]+[.J42])/5" office:value-type="float" office:value="0.414587" calcext:value-type="float">
            <text:p>0,414587</text:p>
          </table:table-cell>
          <table:table-cell table:formula="of:=([.K38]+[.K39]+[.K40]+[.K41]+[.K42])/5" office:value-type="float" office:value="997" calcext:value-type="float">
            <text:p>997</text:p>
          </table:table-cell>
          <table:table-cell table:formula="of:=([.L38]+[.L39]+[.L40]+[.L41]+[.L42])/5" office:value-type="float" office:value="0.607846" calcext:value-type="float">
            <text:p>0,607846</text:p>
          </table:table-cell>
          <table:table-cell table:style-name="ce1" table:formula="of:=([.M38]+[.M39]+[.M40]+[.M41]+[.M42])/5" office:value-type="float" office:value="309250303.8" calcext:value-type="float">
            <text:p>309250303,8</text:p>
          </table:table-cell>
          <table:table-cell table:formula="of:=([.N38]+[.N39]+[.N40]+[.N41]+[.N42])/5" office:value-type="float" office:value="2.04535" calcext:value-type="float">
            <text:p>2,04535</text:p>
          </table:table-cell>
          <table:table-cell table:formula="of:=([.O38]+[.O39]+[.O40]+[.O41]+[.O42])/5" office:value-type="float" office:value="2295" calcext:value-type="float">
            <text:p>2295</text:p>
          </table:table-cell>
          <table:table-cell table:formula="of:=([.P38]+[.P39]+[.P40]+[.P41]+[.P42])/5" office:value-type="float" office:value="3.2229" calcext:value-type="float">
            <text:p>3,2229</text:p>
          </table:table-cell>
          <table:table-cell table:style-name="ce1" table:formula="of:=([.Q38]+[.Q39]+[.Q40]+[.Q41]+[.Q42])/5" office:value-type="float" office:value="158101805.4" calcext:value-type="float">
            <text:p>158101805,4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66216289" calcext:value-type="float">
            <text:p>66216289</text:p>
          </table:table-cell>
          <table:table-cell office:value-type="float" office:value="7.45963" calcext:value-type="float">
            <text:p>7,45963</text:p>
          </table:table-cell>
          <table:table-cell office:value-type="float" office:value="3615" calcext:value-type="float">
            <text:p>3615</text:p>
          </table:table-cell>
          <table:table-cell office:value-type="float" office:value="9.9295" calcext:value-type="float">
            <text:p>9,9295</text:p>
          </table:table-cell>
          <table:table-cell table:style-name="ce1" office:value-type="float" office:value="57808540613" calcext:value-type="float">
            <text:p>57808540613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29901915" calcext:value-type="float">
            <text:p>29901915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85952923" calcext:value-type="float">
            <text:p>8595292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31588684" calcext:value-type="float">
            <text:p>31588684</text:p>
          </table:table-cell>
          <table:table-cell office:value-type="float" office:value="7.45963" calcext:value-type="float">
            <text:p>7,45963</text:p>
          </table:table-cell>
          <table:table-cell office:value-type="float" office:value="3615" calcext:value-type="float">
            <text:p>3615</text:p>
          </table:table-cell>
          <table:table-cell office:value-type="float" office:value="9.9295" calcext:value-type="float">
            <text:p>9,9295</text:p>
          </table:table-cell>
          <table:table-cell table:style-name="ce1" office:value-type="float" office:value="242049056" calcext:value-type="float">
            <text:p>242049056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84063861" calcext:value-type="float">
            <text:p>84063861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0184754803" calcext:value-type="float">
            <text:p>2018475480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3986673422" calcext:value-type="float">
            <text:p>3986673422</text:p>
          </table:table-cell>
          <table:table-cell office:value-type="float" office:value="7.45963" calcext:value-type="float">
            <text:p>7,45963</text:p>
          </table:table-cell>
          <table:table-cell office:value-type="float" office:value="3615" calcext:value-type="float">
            <text:p>3615</text:p>
          </table:table-cell>
          <table:table-cell office:value-type="float" office:value="9.9295" calcext:value-type="float">
            <text:p>9,9295</text:p>
          </table:table-cell>
          <table:table-cell table:style-name="ce1" office:value-type="float" office:value="57857597984" calcext:value-type="float">
            <text:p>57857597984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29190739" calcext:value-type="float">
            <text:p>29190739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83308703" calcext:value-type="float">
            <text:p>8330870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52284438" calcext:value-type="float">
            <text:p>52284438</text:p>
          </table:table-cell>
          <table:table-cell office:value-type="float" office:value="7.45963" calcext:value-type="float">
            <text:p>7,45963</text:p>
          </table:table-cell>
          <table:table-cell office:value-type="float" office:value="3615" calcext:value-type="float">
            <text:p>3615</text:p>
          </table:table-cell>
          <table:table-cell office:value-type="float" office:value="9.9295" calcext:value-type="float">
            <text:p>9,9295</text:p>
          </table:table-cell>
          <table:table-cell table:style-name="ce1" office:value-type="float" office:value="1762269953" calcext:value-type="float">
            <text:p>1762269953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6815497278" calcext:value-type="float">
            <text:p>6815497278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51930949" calcext:value-type="float">
            <text:p>5193094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33095258" calcext:value-type="float">
            <text:p>33095258</text:p>
          </table:table-cell>
          <table:table-cell office:value-type="float" office:value="7.45963" calcext:value-type="float">
            <text:p>7,45963</text:p>
          </table:table-cell>
          <table:table-cell office:value-type="float" office:value="3615" calcext:value-type="float">
            <text:p>3615</text:p>
          </table:table-cell>
          <table:table-cell office:value-type="float" office:value="9.9295" calcext:value-type="float">
            <text:p>9,9295</text:p>
          </table:table-cell>
          <table:table-cell table:style-name="ce1" office:value-type="float" office:value="56288779644" calcext:value-type="float">
            <text:p>56288779644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1361704983" calcext:value-type="float">
            <text:p>11361704983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51785513" calcext:value-type="float">
            <text:p>5178551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303472" calcext:value-type="float">
            <text:p>0,303472</text:p>
          </table:table-cell>
          <table:table-cell table:formula="of:=([.C45]+[.C46]+[.C47]+[.C48]+[.C49])/5" office:value-type="float" office:value="946" calcext:value-type="float">
            <text:p>946</text:p>
          </table:table-cell>
          <table:table-cell table:formula="of:=([.D45]+[.D46]+[.D47]+[.D48]+[.D49])/5" office:value-type="float" office:value="0.439954" calcext:value-type="float">
            <text:p>0,439954</text:p>
          </table:table-cell>
          <table:table-cell table:style-name="ce1" table:formula="of:=([.E45]+[.E46]+[.E47]+[.E48]+[.E49])/5" office:value-type="float" office:value="833971618.2" calcext:value-type="float">
            <text:p>833971618,2</text:p>
          </table:table-cell>
          <table:table-cell table:formula="of:=([.F45]+[.F46]+[.F47]+[.F48]+[.F49])/5" office:value-type="float" office:value="7.45963" calcext:value-type="float">
            <text:p>7,45963</text:p>
          </table:table-cell>
          <table:table-cell table:formula="of:=([.G45]+[.G46]+[.G47]+[.G48]+[.G49])/5" office:value-type="float" office:value="3615" calcext:value-type="float">
            <text:p>3615</text:p>
          </table:table-cell>
          <table:table-cell table:formula="of:=([.H45]+[.H46]+[.H47]+[.H48]+[.H49])/5" office:value-type="float" office:value="9.9295" calcext:value-type="float">
            <text:p>9,9295</text:p>
          </table:table-cell>
          <table:table-cell table:style-name="ce1" table:formula="of:=([.I45]+[.I46]+[.I47]+[.I48]+[.I49])/5" office:value-type="float" office:value="34791847450" calcext:value-type="float">
            <text:p>34791847450</text:p>
          </table:table-cell>
          <table:table-cell table:formula="of:=([.J45]+[.J46]+[.J47]+[.J48]+[.J49])/5" office:value-type="float" office:value="0.406012" calcext:value-type="float">
            <text:p>0,406012</text:p>
          </table:table-cell>
          <table:table-cell table:formula="of:=([.K45]+[.K46]+[.K47]+[.K48]+[.K49])/5" office:value-type="float" office:value="1008" calcext:value-type="float">
            <text:p>1008</text:p>
          </table:table-cell>
          <table:table-cell table:formula="of:=([.L45]+[.L46]+[.L47]+[.L48]+[.L49])/5" office:value-type="float" office:value="0.588827" calcext:value-type="float">
            <text:p>0,588827</text:p>
          </table:table-cell>
          <table:table-cell table:style-name="ce1" table:formula="of:=([.M45]+[.M46]+[.M47]+[.M48]+[.M49])/5" office:value-type="float" office:value="3664071755.2" calcext:value-type="float">
            <text:p>3664071755,2</text:p>
          </table:table-cell>
          <table:table-cell table:formula="of:=([.N45]+[.N46]+[.N47]+[.N48]+[.N49])/5" office:value-type="float" office:value="1.99447" calcext:value-type="float">
            <text:p>1,99447</text:p>
          </table:table-cell>
          <table:table-cell table:formula="of:=([.O45]+[.O46]+[.O47]+[.O48]+[.O49])/5" office:value-type="float" office:value="2323" calcext:value-type="float">
            <text:p>2323</text:p>
          </table:table-cell>
          <table:table-cell table:formula="of:=([.P45]+[.P46]+[.P47]+[.P48]+[.P49])/5" office:value-type="float" office:value="2.98634" calcext:value-type="float">
            <text:p>2,98634</text:p>
          </table:table-cell>
          <table:table-cell table:style-name="ce1" table:formula="of:=([.Q45]+[.Q46]+[.Q47]+[.Q48]+[.Q49])/5" office:value-type="float" office:value="4091546578.2" calcext:value-type="float">
            <text:p>4091546578,2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32918263" calcext:value-type="float">
            <text:p>32918263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3834434152" calcext:value-type="float">
            <text:p>5383443415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30147392" calcext:value-type="float">
            <text:p>3014739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82838480" calcext:value-type="float">
            <text:p>8283848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32523889" calcext:value-type="float">
            <text:p>3252388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3554414794" calcext:value-type="float">
            <text:p>53554414794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49303096" calcext:value-type="float">
            <text:p>49303096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52419271" calcext:value-type="float">
            <text:p>5241927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975311768" calcext:value-type="float">
            <text:p>975311768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133996432" calcext:value-type="float">
            <text:p>13399643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30937559" calcext:value-type="float">
            <text:p>30937559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0095071753" calcext:value-type="float">
            <text:p>2009507175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32890459" calcext:value-type="float">
            <text:p>3289045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2250250476" calcext:value-type="float">
            <text:p>52250250476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66198657" calcext:value-type="float">
            <text:p>66198657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301333600" calcext:value-type="float">
            <text:p>301333600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52203401" calcext:value-type="float">
            <text:p>15220340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7553693769" calcext:value-type="float">
            <text:p>57553693769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29899201" calcext:value-type="float">
            <text:p>29899201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0161267327" calcext:value-type="float">
            <text:p>20161267327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307421" calcext:value-type="float">
            <text:p>0,307421</text:p>
          </table:table-cell>
          <table:table-cell table:formula="of:=([.C52]+[.C53]+[.C54]+[.C55]+[.C56])/5" office:value-type="float" office:value="992" calcext:value-type="float">
            <text:p>992</text:p>
          </table:table-cell>
          <table:table-cell table:formula="of:=([.D52]+[.D53]+[.D54]+[.D55]+[.D56])/5" office:value-type="float" office:value="0.45089" calcext:value-type="float">
            <text:p>0,45089</text:p>
          </table:table-cell>
          <table:table-cell table:style-name="ce1" table:formula="of:=([.E52]+[.E53]+[.E54]+[.E55]+[.E56])/5" office:value-type="float" office:value="245169556" calcext:value-type="float">
            <text:p>245169556</text:p>
          </table:table-cell>
          <table:table-cell table:formula="of:=([.F52]+[.F53]+[.F54]+[.F55]+[.F56])/5" office:value-type="float" office:value="7.41058" calcext:value-type="float">
            <text:p>7,41058</text:p>
          </table:table-cell>
          <table:table-cell table:formula="of:=([.G52]+[.G53]+[.G54]+[.G55]+[.G56])/5" office:value-type="float" office:value="3655" calcext:value-type="float">
            <text:p>3655</text:p>
          </table:table-cell>
          <table:table-cell table:formula="of:=([.H52]+[.H53]+[.H54]+[.H55]+[.H56])/5" office:value-type="float" office:value="9.91985" calcext:value-type="float">
            <text:p>9,91985</text:p>
          </table:table-cell>
          <table:table-cell table:style-name="ce1" table:formula="of:=([.I52]+[.I53]+[.I54]+[.I55]+[.I56])/5" office:value-type="float" office:value="43465357924.6" calcext:value-type="float">
            <text:p>43465357924,6</text:p>
          </table:table-cell>
          <table:table-cell table:formula="of:=([.J52]+[.J53]+[.J54]+[.J55]+[.J56])/5" office:value-type="float" office:value="0.410263" calcext:value-type="float">
            <text:p>0,410263</text:p>
          </table:table-cell>
          <table:table-cell table:formula="of:=([.K52]+[.K53]+[.K54]+[.K55]+[.K56])/5" office:value-type="float" office:value="1029" calcext:value-type="float">
            <text:p>1029</text:p>
          </table:table-cell>
          <table:table-cell table:formula="of:=([.L52]+[.L53]+[.L54]+[.L55]+[.L56])/5" office:value-type="float" office:value="0.596457" calcext:value-type="float">
            <text:p>0,596457</text:p>
          </table:table-cell>
          <table:table-cell table:style-name="ce1" table:formula="of:=([.M52]+[.M53]+[.M54]+[.M55]+[.M56])/5" office:value-type="float" office:value="41297181" calcext:value-type="float">
            <text:p>41297181</text:p>
          </table:table-cell>
          <table:table-cell table:formula="of:=([.N52]+[.N53]+[.N54]+[.N55]+[.N56])/5" office:value-type="float" office:value="1.99816" calcext:value-type="float">
            <text:p>1,99816</text:p>
          </table:table-cell>
          <table:table-cell table:formula="of:=([.O52]+[.O53]+[.O54]+[.O55]+[.O56])/5" office:value-type="float" office:value="2312" calcext:value-type="float">
            <text:p>2312</text:p>
          </table:table-cell>
          <table:table-cell table:formula="of:=([.P52]+[.P53]+[.P54]+[.P55]+[.P56])/5" office:value-type="float" office:value="3.01179" calcext:value-type="float">
            <text:p>3,01179</text:p>
          </table:table-cell>
          <table:table-cell table:style-name="ce1" table:formula="of:=([.Q52]+[.Q53]+[.Q54]+[.Q55]+[.Q56])/5" office:value-type="float" office:value="8138586086.2" calcext:value-type="float">
            <text:p>8138586086,2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53086467" calcext:value-type="float">
            <text:p>53086467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434615226" calcext:value-type="float">
            <text:p>434615226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29908327" calcext:value-type="float">
            <text:p>29908327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0188824973" calcext:value-type="float">
            <text:p>20188824973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92433563" calcext:value-type="float">
            <text:p>92433563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255163072" calcext:value-type="float">
            <text:p>25516307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31036608" calcext:value-type="float">
            <text:p>31036608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82341291" calcext:value-type="float">
            <text:p>82341291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2252994" calcext:value-type="float">
            <text:p>132252994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60343121799" calcext:value-type="float">
            <text:p>60343121799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80334831" calcext:value-type="float">
            <text:p>80334831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08032575" calcext:value-type="float">
            <text:p>208032575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2119214782" calcext:value-type="float">
            <text:p>2119214782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7948788164" calcext:value-type="float">
            <text:p>57948788164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28635160" calcext:value-type="float">
            <text:p>28635160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145405295" calcext:value-type="float">
            <text:p>14540529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70549194" calcext:value-type="float">
            <text:p>70549194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9722330639" calcext:value-type="float">
            <text:p>59722330639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45440046" calcext:value-type="float">
            <text:p>45440046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144881370" calcext:value-type="float">
            <text:p>144881370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301678" calcext:value-type="float">
            <text:p>0,301678</text:p>
          </table:table-cell>
          <table:table-cell table:formula="of:=([.C59]+[.C60]+[.C61]+[.C62]+[.C63])/5" office:value-type="float" office:value="952" calcext:value-type="float">
            <text:p>952</text:p>
          </table:table-cell>
          <table:table-cell table:formula="of:=([.D59]+[.D60]+[.D61]+[.D62]+[.D63])/5" office:value-type="float" office:value="0.426385" calcext:value-type="float">
            <text:p>0,426385</text:p>
          </table:table-cell>
          <table:table-cell table:style-name="ce1" table:formula="of:=([.E59]+[.E60]+[.E61]+[.E62]+[.E63])/5" office:value-type="float" office:value="493507400" calcext:value-type="float">
            <text:p>493507400</text:p>
          </table:table-cell>
          <table:table-cell table:formula="of:=([.F59]+[.F60]+[.F61]+[.F62]+[.F63])/5" office:value-type="float" office:value="7.48552" calcext:value-type="float">
            <text:p>7,48552</text:p>
          </table:table-cell>
          <table:table-cell table:formula="of:=([.G59]+[.G60]+[.G61]+[.G62]+[.G63])/5" office:value-type="float" office:value="3621" calcext:value-type="float">
            <text:p>3621</text:p>
          </table:table-cell>
          <table:table-cell table:formula="of:=([.H59]+[.H60]+[.H61]+[.H62]+[.H63])/5" office:value-type="float" office:value="9.99819" calcext:value-type="float">
            <text:p>9,99819</text:p>
          </table:table-cell>
          <table:table-cell table:style-name="ce1" table:formula="of:=([.I59]+[.I60]+[.I61]+[.I62]+[.I63])/5" office:value-type="float" office:value="35740803780" calcext:value-type="float">
            <text:p>35740803780</text:p>
          </table:table-cell>
          <table:table-cell table:formula="of:=([.J59]+[.J60]+[.J61]+[.J62]+[.J63])/5" office:value-type="float" office:value="0.409941" calcext:value-type="float">
            <text:p>0,409941</text:p>
          </table:table-cell>
          <table:table-cell table:formula="of:=([.K59]+[.K60]+[.K61]+[.K62]+[.K63])/5" office:value-type="float" office:value="1017" calcext:value-type="float">
            <text:p>1017</text:p>
          </table:table-cell>
          <table:table-cell table:formula="of:=([.L59]+[.L60]+[.L61]+[.L62]+[.L63])/5" office:value-type="float" office:value="0.589449" calcext:value-type="float">
            <text:p>0,589449</text:p>
          </table:table-cell>
          <table:table-cell table:style-name="ce1" table:formula="of:=([.M59]+[.M60]+[.M61]+[.M62]+[.M63])/5" office:value-type="float" office:value="43070994.4" calcext:value-type="float">
            <text:p>43070994,4</text:p>
          </table:table-cell>
          <table:table-cell table:formula="of:=([.N59]+[.N60]+[.N61]+[.N62]+[.N63])/5" office:value-type="float" office:value="1.97053" calcext:value-type="float">
            <text:p>1,97053</text:p>
          </table:table-cell>
          <table:table-cell table:formula="of:=([.O59]+[.O60]+[.O61]+[.O62]+[.O63])/5" office:value-type="float" office:value="2303" calcext:value-type="float">
            <text:p>2303</text:p>
          </table:table-cell>
          <table:table-cell table:formula="of:=([.P59]+[.P60]+[.P61]+[.P62]+[.P63])/5" office:value-type="float" office:value="2.99787" calcext:value-type="float">
            <text:p>2,99787</text:p>
          </table:table-cell>
          <table:table-cell table:style-name="ce1" table:formula="of:=([.Q59]+[.Q60]+[.Q61]+[.Q62]+[.Q63])/5" office:value-type="float" office:value="4153897100.8" calcext:value-type="float">
            <text:p>4153897100,8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597889796" calcext:value-type="float">
            <text:p>1597889796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55642793" calcext:value-type="float">
            <text:p>15564279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241221817" calcext:value-type="float">
            <text:p>241221817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619392170" calcext:value-type="float">
            <text:p>61939217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50920724" calcext:value-type="float">
            <text:p>5092072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52668257" calcext:value-type="float">
            <text:p>15266825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31246322" calcext:value-type="float">
            <text:p>31246322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53494663" calcext:value-type="float">
            <text:p>5349466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32120180" calcext:value-type="float">
            <text:p>32120180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54437333" calcext:value-type="float">
            <text:p>15443733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49585233" calcext:value-type="float">
            <text:p>49585233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52227741" calcext:value-type="float">
            <text:p>52227741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84944482" calcext:value-type="float">
            <text:p>18494448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59980981726" calcext:value-type="float">
            <text:p>5998098172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91247298" calcext:value-type="float">
            <text:p>191247298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52546989" calcext:value-type="float">
            <text:p>5254698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376246199" calcext:value-type="float">
            <text:p>376246199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325200606" calcext:value-type="float">
            <text:p>32520060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658902817" calcext:value-type="float">
            <text:p>658902817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0321797575" calcext:value-type="float">
            <text:p>20321797575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106" calcext:value-type="float">
            <text:p>0,299106</text:p>
          </table:table-cell>
          <table:table-cell table:style-name="ce9" table:formula="of:=([.C66]+[.C67]+[.C68]+[.C69]+[.C70])/5" office:value-type="float" office:value="962" calcext:value-type="float">
            <text:p>962</text:p>
          </table:table-cell>
          <table:table-cell table:style-name="ce9" table:formula="of:=([.D66]+[.D67]+[.D68]+[.D69]+[.D70])/5" office:value-type="float" office:value="0.421761" calcext:value-type="float">
            <text:p>0,421761</text:p>
          </table:table-cell>
          <table:table-cell table:style-name="ce2" table:formula="of:=([.E66]+[.E67]+[.E68]+[.E69]+[.E70])/5" office:value-type="float" office:value="448424276.2" calcext:value-type="float">
            <text:p>448424276,2</text:p>
          </table:table-cell>
          <table:table-cell table:style-name="ce9" table:formula="of:=([.F66]+[.F67]+[.F68]+[.F69]+[.F70])/5" office:value-type="float" office:value="7.48729" calcext:value-type="float">
            <text:p>7,48729</text:p>
          </table:table-cell>
          <table:table-cell table:style-name="ce9" table:formula="of:=([.G66]+[.G67]+[.G68]+[.G69]+[.G70])/5" office:value-type="float" office:value="3627" calcext:value-type="float">
            <text:p>3627</text:p>
          </table:table-cell>
          <table:table-cell table:style-name="ce9" table:formula="of:=([.H66]+[.H67]+[.H68]+[.H69]+[.H70])/5" office:value-type="float" office:value="9.99853" calcext:value-type="float">
            <text:p>9,99853</text:p>
          </table:table-cell>
          <table:table-cell table:style-name="ce2" table:formula="of:=([.I66]+[.I67]+[.I68]+[.I69]+[.I70])/5" office:value-type="float" office:value="12153786143" calcext:value-type="float">
            <text:p>12153786143</text:p>
          </table:table-cell>
          <table:table-cell table:style-name="ce9" table:formula="of:=([.J66]+[.J67]+[.J68]+[.J69]+[.J70])/5" office:value-type="float" office:value="0.409214" calcext:value-type="float">
            <text:p>0,409214</text:p>
          </table:table-cell>
          <table:table-cell table:style-name="ce9" table:formula="of:=([.K66]+[.K67]+[.K68]+[.K69]+[.K70])/5" office:value-type="float" office:value="1031" calcext:value-type="float">
            <text:p>1031</text:p>
          </table:table-cell>
          <table:table-cell table:style-name="ce9" table:formula="of:=([.L66]+[.L67]+[.L68]+[.L69]+[.L70])/5" office:value-type="float" office:value="0.590219" calcext:value-type="float">
            <text:p>0,590219</text:p>
          </table:table-cell>
          <table:table-cell table:style-name="ce2" table:formula="of:=([.M66]+[.M67]+[.M68]+[.M69]+[.M70])/5" office:value-type="float" office:value="234440697.4" calcext:value-type="float">
            <text:p>234440697,4</text:p>
          </table:table-cell>
          <table:table-cell table:style-name="ce9" table:formula="of:=([.N66]+[.N67]+[.N68]+[.N69]+[.N70])/5" office:value-type="float" office:value="2.02112" calcext:value-type="float">
            <text:p>2,02112</text:p>
          </table:table-cell>
          <table:table-cell table:style-name="ce9" table:formula="of:=([.O66]+[.O67]+[.O68]+[.O69]+[.O70])/5" office:value-type="float" office:value="2325" calcext:value-type="float">
            <text:p>2325</text:p>
          </table:table-cell>
          <table:table-cell table:style-name="ce9" table:formula="of:=([.P66]+[.P67]+[.P68]+[.P69]+[.P70])/5" office:value-type="float" office:value="3.10192" calcext:value-type="float">
            <text:p>3,10192</text:p>
          </table:table-cell>
          <table:table-cell table:style-name="ce2" table:formula="of:=([.Q66]+[.Q67]+[.Q68]+[.Q69]+[.Q70])/5" office:value-type="float" office:value="4219891827.6" calcext:value-type="float">
            <text:p>4219891827,6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56:18.4168255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02:21.984470382</dc:date>
    <meta:editing-duration>PT19M26S</meta:editing-duration>
    <meta:editing-cycles>5</meta:editing-cycles>
    <meta:generator>LibreOffice/6.0.7.3$Linux_X86_64 LibreOffice_project/00m0$Build-3</meta:generator>
    <meta:document-statistic meta:table-count="1" meta:cell-count="1051" meta:object-count="0"/>
  </office:meta>
</office:document-meta>
</file>